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æ–‡æ³‰é©›ç­‰å¯¬å¾®ç±³é»‘" svg:font-family="æ–‡æ³‰é©›ç­‰å¯¬å¾®ç±³é»‘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">
      <style:paragraph-properties fo:text-align="end" style:justify-single-word="false"/>
      <style:text-properties fo:font-size="18pt" style:font-size-asian="18pt" style:font-size-complex="18pt"/>
    </style:style>
    <style:style style:name="P3" style:family="paragraph" style:parent-style-name="Text_20_body" style:list-style-name="L2"/>
    <style:style style:name="P4" style:family="paragraph" style:parent-style-name="Text_20_body" style:list-style-name="L6"/>
    <style:style style:name="P5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6" style:family="paragraph" style:parent-style-name="Heading_20_1">
      <style:text-properties fo:font-weight="normal" style:font-weight-asian="normal" style:font-weight-complex="normal"/>
    </style:style>
    <style:style style:name="P7" style:family="paragraph" style:parent-style-name="Footer">
      <style:paragraph-properties fo:text-align="center" style:justify-single-word="false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style:font-style-asian="normal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++ </text:span><text:span text:style-name="T2">程式作業一</text:span>報告</text:p>
      <text:p text:style-name="P1">09957010　林博仁</text:p>
      <text:p text:style-name="P1">2012/03/13</text:p>
      <text:h text:style-name="P6" text:outline-level="1">已實作部份</text:h>
      <text:list xml:id="list1933691849" text:style-name="L2">
        <text:list-item>
          <text:p text:style-name="P3"><text:span text:style-name="T3">讀取檔案資料（理論支援Windows(\r\n)跟Unix(\n)平台的換行符號(E.O.L.)序列。</text:span></text:p>
        </text:list-item>
        <text:list-item>
          <text:p text:style-name="P3"><text:span text:style-name="T3">heapsort演算法(Sorting_algorithm/heapsort.c)</text:span></text:p>
        </text:list-item>
      </text:list>
      <text:list xml:id="list1815911433" text:style-name="L5">
        <text:list-item>
          <text:p text:style-name="P5"><text:span text:style-name="T3">heapSortEmployee()</text:span></text:p>
        </text:list-item>
        <text:list-item>
          <text:p text:style-name="P5">maxHeapifyEmployee() ←shiftdown()?</text:p>
        </text:list-item>
        <text:list-item>
          <text:p text:style-name="P5">buildMaxHeapEmployee() </text:p>
        </text:list-item>
      </text:list>
      <text:h text:style-name="Heading_20_1" text:outline-level="1">演算法模型</text:h>
      <text:list xml:id="list683416655" text:style-name="L6"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æ–‡æ³‰é©›ç­‰å¯¬å¾®ç±³é»‘" svg:font-family="æ–‡æ³‰é©›ç­‰å¯¬å¾®ç±³é»‘"/>
    <style:font-face style:name="Ubuntu" svg:font-family="Ubuntu" style:font-adornments="標準" style:font-pitch="variable"/>
    <style:font-face style:name="Ubuntu1" svg:font-family="Ubuntu" style:font-adornments="粗體" style:font-pitch="variable"/>
    <style:font-face style:name="文泉驛微米黑" svg:font-family="文泉驛微米黑" style:font-adornments="標準" style:font-pitch="variable"/>
    <style:font-face style:name="文泉驛微米黑1" svg:font-family="文泉驛微米黑" style:font-adornments="粗體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style:font-name-asian="文泉驛微米黑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文泉驛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Ubuntu" style:font-name-asian="文泉驛微米黑" style:font-size-asian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1" fo:font-size="115%" fo:font-weight="normal" style:font-name-asian="文泉驛微米黑1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第<text:page-number text:select-page="current">1</text:page-number>頁／共<text:page-count>1</text:page-count>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dragon </meta:initial-creator>
    <meta:creation-date>2012-03-05T23:37:55</meta:creation-date>
    <meta:editing-cycles>4</meta:editing-cycles>
    <meta:editing-duration>PT4H3M17S</meta:editing-duration>
    <dc:date>2012-03-13T15:51:38</dc:date>
    <dc:creator>Vdragon </dc:creator>
    <meta:generator>LibreOffice/3.4$Linux LibreOffice_project/340m1$Build-402</meta:generator>
    <meta:document-statistic meta:table-count="0" meta:image-count="0" meta:object-count="0" meta:page-count="1" meta:paragraph-count="11" meta:word-count="33" meta:character-count="224" meta:non-whitespace-character-count="232"/>
    <meta:user-defined meta:name="資訊 1"/>
    <meta:user-defined meta:name="資訊 2"/>
    <meta:user-defined meta:name="資訊 3"/>
    <meta:user-defined meta:name="資訊 4"/>
  </office:meta>
</office:document-meta>
</file>